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a3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3b82" officeooo:paragraph-rsid="001a3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9cc" officeooo:paragraph-rsid="001a3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e622" officeooo:paragraph-rsid="001bc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c4b3" officeooo:paragraph-rsid="001bc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cb69" officeooo:paragraph-rsid="001fc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officeooo:paragraph-rsid="0012cf3f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88765"/>
    </style:style>
    <style:style style:name="T5" style:family="text">
      <style:text-properties officeooo:rsid="001a3b82"/>
    </style:style>
    <style:style style:name="T6" style:family="text">
      <style:text-properties officeooo:rsid="001869cc"/>
    </style:style>
    <style:style style:name="T7" style:family="text">
      <style:text-properties officeooo:rsid="001bc4b3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15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2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officeooo:rsid="002062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10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1"><text:span text:style-name="T8">Numéro : </text:span><text:span text:style-name="T10">c</text:span><text:span text:style-name="T9">as F-</text:span><text:span text:style-name="T11">R-1</text:span></text:p>
                </table:table-cell>
              </table:table-row>
              <table:table-row>
                <table:table-cell table:style-name="Tableau2.A2" office:value-type="string">
                  <text:p text:style-name="P1">Nom : <text:span text:style-name="T4">consulter une fiche recette</text:span></text:p>
                </table:table-cell>
              </table:table-row>
              <table:table-row>
                <table:table-cell table:style-name="Tableau2.A2" office:value-type="string">
                  <text:p text:style-name="P1">Acteurs : <text:span text:style-name="T4">Visiteur (occasionnel, membre inscrit)</text:span></text:p>
                </table:table-cell>
              </table:table-row>
              <table:table-row>
                <table:table-cell table:style-name="Tableau2.A2" office:value-type="string">
                  <text:p text:style-name="P1">Description succincte : <text:span text:style-name="T4">Navigation dans les recettes de cuisine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4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<text:span text:style-name="T4">03/11/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4">aucune</text:span></text:p>
                </table:table-cell>
              </table:table-row>
              <table:table-row>
                <table:table-cell table:style-name="Tableau2.A2" office:value-type="string">
                  <text:p text:style-name="P1">Démarrage : <text:span text:style-name="T5">arrivée dans la partie recettes du sit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0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5">1. Le système affiche une liste des recettes de cuisine</text:p>
                  <text:p text:style-name="P5">2. Le visiteur sélectionne une recette</text:p>
                  <text:p text:style-name="P5">3. Le système affiche la recette sélectionnée</text:p>
                  <text:p text:style-name="P5">4. Le visiteur retourne à la liste → ou quitte la partie du site ou le site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5">1<text:span text:style-name="T7">a.</text:span> Le visiteur arrive directement sur la fiche de l’extérieur </text:p>
                  <text:p text:style-name="P7">1b. Le visiteur change le mode de classement</text:p>
                  <text:p text:style-name="P8">1c. Le visiteur choisit un ingrédient critère</text:p>
                  <text:p text:style-name="P5">2b. Le visiteur quitte sans avoir sélectionné une recette</text:p>
                  <text:p text:style-name="P5">4<text:span text:style-name="T7">a. </text:span>Le visiteur veut enregistrer la recette dans ses favoris → cas n°</text:p>
                  <text:p text:style-name="P5">4b. Le visiteur veut commenter la recette → cas n°</text:p>
                  <text:p text:style-name="P9">4c. Le <text:s/>visiteur veut se renseigner sur un insecte → package insectes</text:p>
                </table:table-cell>
              </table:table-row>
              <table:table-row>
                <table:table-cell table:style-name="Tableau3.A2" office:value-type="string">
                  <text:p text:style-name="P2">S<text:span text:style-name="T3">cénarios d’exception : non affichage d’une page temporairement indisponible : </text:span></text:p>
                  <text:p text:style-name="P6">3a. message d’excuse et redirection vers la liste des insectes</text:p>
                </table:table-cell>
              </table:table-row>
              <table:table-row>
                <table:table-cell table:style-name="Tableau3.A2" office:value-type="string">
                  <text:p text:style-name="P2">Fin : <text:span text:style-name="T6">Le visiteur ferme la page ou poursuit sa navigation dans une autre partie du site.</text:span></text:p>
                </table:table-cell>
              </table:table-row>
              <table:table-row>
                <table:table-cell table:style-name="Tableau3.A2" office:value-type="string">
                  <text:p text:style-name="P1">Post conditions : <text:span text:style-name="T5">aucun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0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4">Ergonomie : <text:span text:style-name="T7">Les fiches cuisines peuvent être classées : par niveau de difficulté, par niveau d’appétence, (par ordre alphabétique en plus si nombreuses), on doit pouvoir sélectionner uniquement les recettes contenant tel ingrédient</text:span>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erformance attendue : Chargement en moins d’une seconde sur tout support</text:span>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roblèmes non résolus :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07T16:37:16.902000000</dc:date>
    <meta:editing-duration>PT1H2M24S</meta:editing-duration>
    <meta:editing-cycles>12</meta:editing-cycles>
    <meta:document-statistic meta:table-count="4" meta:image-count="0" meta:object-count="0" meta:page-count="1" meta:paragraph-count="31" meta:word-count="251" meta:character-count="1556" meta:non-whitespace-character-count="1333"/>
  </office:meta>
</office:document-meta>
</file>